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5920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921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draw:stroke-dash="Dashed_20__28_var_29__20_5922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5923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5924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5925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5926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cm" fo:padding-bottom="0cm" fo:padding-left="0cm" fo:padding-right="0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5927" svg:stroke-width="0.019cm" svg:stroke-color="#000000" draw:marker-start="" draw:marker-start-width="0.33cm" draw:marker-start-center="false" draw:marker-end="" draw:marker-end-width="0.33cm" draw:marker-end-center="false" draw:fill="solid" draw:fill-color="#f2ffe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P5" style:family="paragraph">
      <loext:graphic-properties draw:fill="solid" draw:fill-color="#f2ffe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021cm" svg:y1="15.01cm" svg:x2="10.085cm" svg:y2="14.948cm">
            <text:p/>
          </draw:line>
          <draw:line draw:style-name="gr2" draw:text-style-name="P1" draw:layer="layout" svg:x1="10.021cm" svg:y1="14.948cm" svg:x2="10.083cm" svg:y2="15.01cm">
            <text:p/>
          </draw:line>
          <draw:frame draw:style-name="gr3" draw:text-style-name="P3" draw:layer="layout" svg:width="0.459cm" svg:height="0.38cm" svg:x="9.726cm" svg:y="14.704cm">
            <draw:text-box>
              <text:p text:style-name="P2"><text:span text:style-name="T1">M</text:span></text:p>
            </draw:text-box>
          </draw:frame>
          <draw:line draw:style-name="gr4" draw:text-style-name="P1" draw:layer="layout" svg:x1="11.984cm" svg:y1="14.166cm" svg:x2="9.726cm" svg:y2="15.983cm">
            <text:p/>
          </draw:line>
          <draw:line draw:style-name="gr5" draw:text-style-name="P1" draw:layer="layout" svg:x1="9.168cm" svg:y1="13.743cm" svg:x2="10.905cm" svg:y2="15.923cm">
            <text:p/>
          </draw:line>
          <draw:frame draw:style-name="gr6" draw:text-style-name="P4" draw:layer="layout" svg:width="0.458cm" svg:height="0.38cm" svg:x="11.717cm" svg:y="14.396cm">
            <draw:text-box>
              <text:p text:style-name="P2"><text:span text:style-name="T2">d</text:span></text:p>
            </draw:text-box>
          </draw:frame>
          <draw:frame draw:style-name="gr7" draw:text-style-name="P3" draw:layer="layout" svg:width="0.59cm" svg:height="0.38cm" svg:x="8.939cm" svg:y="14.053cm">
            <draw:text-box>
              <text:p text:style-name="P2"><text:span text:style-name="T2"><text:s/></text:span><text:span text:style-name="T2">d</text:span><text:span text:style-name="T1">'</text:span></text:p>
            </draw:text-box>
          </draw:frame>
          <draw:rect draw:style-name="gr8" draw:text-style-name="P5" draw:layer="layout" svg:width="0.302cm" svg:height="0.302cm" draw:transform="rotate (0.677536815624199) translate (10.285cm 15.147cm)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2:07:00.560556239</meta:creation-date>
    <dc:date>2018-02-09T12:12:05.680136234</dc:date>
    <meta:editing-duration>PT4M34S</meta:editing-duration>
    <meta:editing-cycles>2</meta:editing-cycles>
    <meta:generator>LibreOffice/6.0.0.3$MacOSX_X86_64 LibreOffice_project/64a0f66915f38c6217de274f0aa8e15618924765</meta:generator>
    <meta:document-statistic meta:object-count="9"/>
  </office:meta>
</office:document-meta>
</file>